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23.22cm"/>
    </style:style>
    <style:style style:name="co3" style:family="table-column">
      <style:table-column-properties fo:break-before="auto" style:column-width="10.444cm"/>
    </style:style>
    <style:style style:name="co4" style:family="table-column">
      <style:table-column-properties fo:break-before="auto" style:column-width="20.943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26.989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Prerequisites</text:p>
          </table:table-cell>
          <table:table-cell office:value-type="string">
            <text:p>Test steps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TC_Login_001</text:p>
          </table:table-cell>
          <table:table-cell office:value-type="string">
            <text:p>To verify that facebook logo is visible on top center of login page</text:p>
          </table:table-cell>
          <table:table-cell office:value-type="string">
            <text:p>Login page should be open</text:p>
          </table:table-cell>
          <table:table-cell office:value-type="string">
            <text:p>1. Check facebook logo is visible on Login page</text:p>
          </table:table-cell>
          <table:table-cell/>
          <table:table-cell office:value-type="string">
            <text:p>Facebook logo is visible at top center of Login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2</text:p>
          </table:table-cell>
          <table:table-cell office:value-type="string">
            <text:p>To verify that textbox is visible with Email address or phone number placeholder below the facebook logo on the login page</text:p>
          </table:table-cell>
          <table:table-cell office:value-type="string">
            <text:p>Login page should be open</text:p>
          </table:table-cell>
          <table:table-cell office:value-type="string">
            <text:p>1. Check textbox is visible with Email address or phone number placeholder below the facebook logo is visible on Login page</text:p>
          </table:table-cell>
          <table:table-cell/>
          <table:table-cell office:value-type="string">
            <text:p>textbox is visible with Email address or phone number placeholder below the facebook logo is visible on Login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3</text:p>
          </table:table-cell>
          <table:table-cell office:value-type="string">
            <text:p>To verify that textbox is visible with Password placeholder below the Email address or phone number textbox on the login page</text:p>
          </table:table-cell>
          <table:table-cell office:value-type="string">
            <text:p>Login page should be open</text:p>
          </table:table-cell>
          <table:table-cell office:value-type="string">
            <text:p>1. Check <text:s/>textbox is visible with Password placeholder below the Email address or phone number textbox on the Login page</text:p>
          </table:table-cell>
          <table:table-cell/>
          <table:table-cell office:value-type="string">
            <text:p>textbox is visible with Password placeholder below the Email address or phone number textbox on the Login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4</text:p>
          </table:table-cell>
          <table:table-cell office:value-type="string">
            <text:p>To verify that Login button is visible on Login page</text:p>
          </table:table-cell>
          <table:table-cell office:value-type="string">
            <text:p>Login page should be open</text:p>
          </table:table-cell>
          <table:table-cell office:value-type="string">
            <text:p>1. Check Login button is visible on Login page</text:p>
          </table:table-cell>
          <table:table-cell/>
          <table:table-cell office:value-type="string">
            <text:p>Login button is visible on Login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5</text:p>
          </table:table-cell>
          <table:table-cell office:value-type="string">
            <text:p>To verify “Forgotten password?” button is visible below the Login button on login page</text:p>
          </table:table-cell>
          <table:table-cell office:value-type="string">
            <text:p>Login page should be open</text:p>
          </table:table-cell>
          <table:table-cell office:value-type="string">
            <text:p>1. Check “Forgotten password?” button is visible below the Login button on Login page</text:p>
          </table:table-cell>
          <table:table-cell/>
          <table:table-cell office:value-type="string">
            <text:p>“Forgotten password?” button is visible below the Login button on Login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6</text:p>
          </table:table-cell>
          <table:table-cell office:value-type="string">
            <text:p>To verify a horizontal line is visible below the “Forgotten password?” button on login page</text:p>
          </table:table-cell>
          <table:table-cell office:value-type="string">
            <text:p>Login page should be open</text:p>
          </table:table-cell>
          <table:table-cell office:value-type="string">
            <text:p>1. Check the <text:s/>horizontal line is visible below the “Forgotten password?” button on Login page</text:p>
          </table:table-cell>
          <table:table-cell/>
          <table:table-cell office:value-type="string">
            <text:p>horizontal line is visible below the “Forgotten password?” button on Login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7</text:p>
          </table:table-cell>
          <table:table-cell office:value-type="string">
            <text:p>To verify that create new account button and Footer is visible on the Login page</text:p>
          </table:table-cell>
          <table:table-cell office:value-type="string">
            <text:p>Login page should be open</text:p>
          </table:table-cell>
          <table:table-cell office:value-type="string">
            <text:p>1. Check create new account button is visible on the Login page</text:p>
          </table:table-cell>
          <table:table-cell/>
          <table:table-cell office:value-type="string">
            <text:p>create new account button and footer is visible on the Login 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Check footer is visible at the bottom of Login pag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8</text:p>
          </table:table-cell>
          <table:table-cell office:value-type="string">
            <text:p>To verify that Email address or phone number textbox taking i/p when user entered it</text:p>
          </table:table-cell>
          <table:table-cell office:value-type="string">
            <text:p>Email address and phone number should be known</text:p>
          </table:table-cell>
          <table:table-cell office:value-type="string">
            <text:p>1. Enter email address or phone number in email address or phone number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office:value-type="string">
            <text:p>Email address or phone number textbox taking i/p when user entered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hone number= “8534672212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09</text:p>
          </table:table-cell>
          <table:table-cell office:value-type="string">
            <text:p>To verify that Password textbox taking i/p when user entered it</text:p>
          </table:table-cell>
          <table:table-cell office:value-type="string">
            <text:p>Password should be known</text:p>
          </table:table-cell>
          <table:table-cell office:value-type="string">
            <text:p>1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office:value-type="string">
            <text:p>Password textbox taking i/p when user entered i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0</text:p>
          </table:table-cell>
          <table:table-cell office:value-type="string">
            <text:p>To verify the functionality of Email address or phone number and Password textbox that placeholder is disappear when user entered the i/p</text:p>
          </table:table-cell>
          <table:table-cell office:value-type="string">
            <text:p>Email address, phone number and Password should be known</text:p>
          </table:table-cell>
          <table:table-cell office:value-type="string">
            <text:p>1. Enter email address or phone number in email address or phone number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office:value-type="string">
            <text:p>Email address or phone number and Password textboxes placeholder is disappear when user entered the i/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hone number= “8534672212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ssword=”<text:a xlink:href="mailto:Tan@123">Tan@123</text:a>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1</text:p>
          </table:table-cell>
          <table:table-cell office:value-type="string">
            <text:p>To verify Login functionality with valid email address and 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office:value-type="string">
            <text:p>After clicking Login button user should successfully Login into facebook Home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TC_Login_012</text:p>
          </table:table-cell>
          <table:table-cell office:value-type="string">
            <text:p>To verify Login functionality with valid email address and in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table:style-name="ce1" office:value-type="string">
            <text:p><text:span text:style-name="T1">“</text:span><text:span text:style-name="T1">The password that you've entered is incorrect. </text:span><text:span text:style-name="T1"><text:a xlink:href="https://www.facebook.com/recover/initiate?lwv=120&amp;lwc=1348092&amp;ars=facebook_login_pw_error">Forgotten password?</text:a></text:span><text:span text:style-name="T1"> “ message is visible below the Password textbox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pass”</text:p>
          </table:table-cell>
          <table:table-cell office:value-type="string">
            <text:p>and the Password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3</text:p>
          </table:table-cell>
          <table:table-cell office:value-type="string">
            <text:p>To verify Login functionality with invalid email address and 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ts123.com”</text:p>
          </table:table-cell>
          <table:table-cell office:value-type="string">
            <text:p>“The email address or mobile number you entered isn't connected to an account. Find your account and log in.” message is visible below the Email address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office:value-type="string">
            <text:p>and the Email address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4</text:p>
          </table:table-cell>
          <table:table-cell office:value-type="string">
            <text:p>To verify Login functionality with invalid email address and in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ts123.com”</text:p>
          </table:table-cell>
          <table:table-cell office:value-type="string">
            <text:p>“The email address or mobile number you entered isn't connected to an account. Find your account and log in.” message is visible below the Email address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pass”</text:p>
          </table:table-cell>
          <table:table-cell office:value-type="string">
            <text:p>and the Email address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5</text:p>
          </table:table-cell>
          <table:table-cell office:value-type="string">
            <text:p>To verify Login functionality with valid email address and blank password.</text:p>
          </table:table-cell>
          <table:table-cell office:value-type="string">
            <text:p>Email address should be know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office:value-type="string">
            <text:p>“The password that you've entered is incorrect. Forgotten password?” message is visible below the Password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Click Login Button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C_Login_016</text:p>
          </table:table-cell>
          <table:table-cell office:value-type="string">
            <text:p>To verify Login functionality with blank email address and valid password.</text:p>
          </table:table-cell>
          <table:table-cell office:value-type="string">
            <text:p>Password should be known</text:p>
          </table:table-cell>
          <table:table-cell office:value-type="string">
            <text:p>1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office:value-type="string">
            <text:p>“The email address or mobile number you entered isn't connected to an account. Find your account and log in.” message is visible below the Email address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Click Login Button</text:p>
          </table:table-cell>
          <table:table-cell/>
          <table:table-cell office:value-type="string">
            <text:p>and the Email address textbox is highlight with red border and invalid sign is visible in textbo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C_Login_017</text:p>
          </table:table-cell>
          <table:table-cell office:value-type="string">
            <text:p>To verify Login functionality with blank email address and blank password.</text:p>
          </table:table-cell>
          <table:table-cell office:value-type="string">
            <text:p>Login page should be open</text:p>
          </table:table-cell>
          <table:table-cell office:value-type="string">
            <text:p>1. Click Login Button</text:p>
          </table:table-cell>
          <table:table-cell/>
          <table:table-cell office:value-type="string">
            <text:p>“The email address or mobile number you entered isn't connected to an account. Find your account and log in.” message is visible below the Email address text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nd the Email address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8</text:p>
          </table:table-cell>
          <table:table-cell office:value-type="string">
            <text:p>To verify Login functionality with valid phone number and 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<text:s/>phone number in <text:s/>phone number textbox</text:p>
          </table:table-cell>
          <table:table-cell office:value-type="string">
            <text:p><text:s/>phone number=”9974523897”</text:p>
          </table:table-cell>
          <table:table-cell office:value-type="string">
            <text:p>After clicking Login button user should successfully Login into facebook Home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19</text:p>
          </table:table-cell>
          <table:table-cell office:value-type="string">
            <text:p>To verify Login functionality with valid <text:s/>phone number and in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<text:s/>phone number in <text:s/>phone number textbox</text:p>
          </table:table-cell>
          <table:table-cell office:value-type="string">
            <text:p><text:s/>phone number=”9974523897”</text:p>
          </table:table-cell>
          <table:table-cell table:style-name="ce1" office:value-type="string">
            <text:p><text:span text:style-name="T1">“</text:span><text:span text:style-name="T1">The password that you've entered is incorrect. </text:span><text:span text:style-name="T1"><text:a xlink:href="https://www.facebook.com/recover/initiate?lwv=120&amp;lwc=1348092&amp;ars=facebook_login_pw_error">Forgotten password?</text:a></text:span><text:span text:style-name="T1"> “ message is visible below the Password textbox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pass”</text:p>
          </table:table-cell>
          <table:table-cell office:value-type="string">
            <text:p>and the Password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20</text:p>
          </table:table-cell>
          <table:table-cell office:value-type="string">
            <text:p>To verify Login functionality with invalid <text:s/>phone number and 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<text:s/>phone number in <text:s/>phone number textbox</text:p>
          </table:table-cell>
          <table:table-cell office:value-type="string">
            <text:p><text:s/>phone number=”75665”</text:p>
          </table:table-cell>
          <table:table-cell office:value-type="string">
            <text:p>“The email address or mobile number you entered isn't connected to an account. Find your account and log in.” message is visible below the Email address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office:value-type="string">
            <text:p>and the Email address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21</text:p>
          </table:table-cell>
          <table:table-cell office:value-type="string">
            <text:p>To verify Login functionality with invalid <text:s/>phone number and invalid password.</text:p>
          </table:table-cell>
          <table:table-cell office:value-type="string">
            <text:p>Login credentials should be known</text:p>
          </table:table-cell>
          <table:table-cell office:value-type="string">
            <text:p>1. Enter <text:s/>phone number in <text:s/>phone number textbox</text:p>
          </table:table-cell>
          <table:table-cell office:value-type="string">
            <text:p><text:s/>phone number=”75665”</text:p>
          </table:table-cell>
          <table:table-cell office:value-type="string">
            <text:p>“The email address or mobile number you entered isn't connected to an account. Find your account and log in.” message is visible below the Email address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pass”</text:p>
          </table:table-cell>
          <table:table-cell office:value-type="string">
            <text:p>and the Email address textbox is highlight with red border and invalid sign is visible in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22</text:p>
          </table:table-cell>
          <table:table-cell office:value-type="string">
            <text:p>To verify length of email address field and Password field</text:p>
          </table:table-cell>
          <table:table-cell office:value-type="string">
            <text:p>Email address and Password should be known</text:p>
          </table:table-cell>
          <table:table-cell office:value-type="string">
            <text:p>1. Enter <text:s/>Email address in <text:s text:c="2"/>Email address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office:value-type="string">
            <text:p>The length of Test data should be acceptable in Email address and Password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C_Login_023</text:p>
          </table:table-cell>
          <table:table-cell office:value-type="string">
            <text:p>To verify that error message display when any field is left blank</text:p>
          </table:table-cell>
          <table:table-cell office:value-type="string">
            <text:p>Login page should be ope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<text:a xlink:href="mailto:tsradhey123@gmail.com">tsradhey123@gmail.com</text:a>”</text:p>
          </table:table-cell>
          <table:table-cell office:value-type="string">
            <text:p>“The password that you've entered is incorrect. Forgotten password?” message is visible below the Password textbo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Click Login Button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C_Login_024</text:p>
          </table:table-cell>
          <table:table-cell office:value-type="string">
            <text:p>To verify that welcome message display after successfully login into facebook</text:p>
          </table:table-cell>
          <table:table-cell office:value-type="string">
            <text:p>User should be successfully Logged in</text:p>
          </table:table-cell>
          <table:table-cell office:value-type="string">
            <text:p>1. Check that welcome message display after successfully login into facebook</text:p>
          </table:table-cell>
          <table:table-cell/>
          <table:table-cell office:value-type="string">
            <text:p>welcome message display after successfully login into facebook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C_Login_025</text:p>
          </table:table-cell>
          <table:table-cell office:value-type="string">
            <text:p>To verify functionality of “Forgotten password?” button on login page</text:p>
          </table:table-cell>
          <table:table-cell office:value-type="string">
            <text:p>Login page should be open</text:p>
          </table:table-cell>
          <table:table-cell office:value-type="string">
            <text:p>1. Click on “Forgotten Password?” button</text:p>
          </table:table-cell>
          <table:table-cell/>
          <table:table-cell office:value-type="string">
            <text:p>Reset your Password page is access successfully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C_Login_026</text:p>
          </table:table-cell>
          <table:table-cell office:value-type="string">
            <text:p>To verify that password text format is visible as encrypted into Password field on login page</text:p>
          </table:table-cell>
          <table:table-cell office:value-type="string">
            <text:p>Password should be known</text:p>
          </table:table-cell>
          <table:table-cell office:value-type="string">
            <text:p>1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office:value-type="string">
            <text:p>password text format is visible as encrypted into Password field on login page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C_Login_027</text:p>
          </table:table-cell>
          <table:table-cell office:value-type="string">
            <text:p>To verify functionality of Login button on login page</text:p>
          </table:table-cell>
          <table:table-cell office:value-type="string">
            <text:p>Valid Login credentials should be known</text:p>
          </table:table-cell>
          <table:table-cell office:value-type="string">
            <text:p>1. Enter email address in email address textbox</text:p>
          </table:table-cell>
          <table:table-cell office:value-type="string">
            <text:p>Email address=”ts123.com”</text:p>
          </table:table-cell>
          <table:table-cell office:value-type="string">
            <text:p>User should be successfully Logged in to faceboo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. Enter Password in Pasword textbox</text:p>
          </table:table-cell>
          <table:table-cell office:value-type="string">
            <text:p>Password=”<text:a xlink:href="mailto:Tan@123">Tan@123</text:a>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C_Login_028</text:p>
          </table:table-cell>
          <table:table-cell office:value-type="string">
            <text:p>To verify functionality of create new account button</text:p>
          </table:table-cell>
          <table:table-cell office:value-type="string">
            <text:p>Login page should be open</text:p>
          </table:table-cell>
          <table:table-cell office:value-type="string">
            <text:p>1. Click on create new account button</text:p>
          </table:table-cell>
          <table:table-cell/>
          <table:table-cell office:value-type="string">
            <text:p>Signup page should be open successfully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TC_Login_029</text:p>
          </table:table-cell>
          <table:table-cell office:value-type="string">
            <text:p>To verify that Eye button is visible when user enetered the input in password textbox on login page</text:p>
          </table:table-cell>
          <table:table-cell office:value-type="string">
            <text:p>Input should be entered in the password textbox</text:p>
          </table:table-cell>
          <table:table-cell office:value-type="string">
            <text:p>1. Check that eye button is visible in Password textbox</text:p>
          </table:table-cell>
          <table:table-cell/>
          <table:table-cell office:value-type="string">
            <text:p>Eye button is visible in Password textbox on login page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C_Login_030</text:p>
          </table:table-cell>
          <table:table-cell office:value-type="string">
            <text:p>To verify the functionality of eye button on login page in password textbox on login page</text:p>
          </table:table-cell>
          <table:table-cell office:value-type="string">
            <text:p>Input should be entered in the password textbox</text:p>
          </table:table-cell>
          <table:table-cell office:value-type="string">
            <text:p>1. Click on Eye button</text:p>
          </table:table-cell>
          <table:table-cell/>
          <table:table-cell office:value-type="string">
            <text:p>Password should be visible to the user on login pag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3">13/03/2023</text:date>, <text:time>18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3T13:51:11.62</meta:creation-date>
    <dc:date>2023-03-13T18:36:44.66</dc:date>
    <meta:editing-duration>PT4H45M27S</meta:editing-duration>
    <meta:editing-cycles>14</meta:editing-cycles>
    <meta:generator>OpenOffice/4.1.13$Win32 OpenOffice.org_project/4113m1$Build-9810</meta:generator>
    <meta:document-statistic meta:table-count="3" meta:cell-count="220" meta:object-count="0"/>
  </office:meta>
</office:document-meta>
</file>